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30000003C3B5962AB.png"/>
  <manifest:file-entry manifest:media-type="image/png" manifest:full-path="Pictures/100000000000002300000026A920CC4A.png"/>
  <manifest:file-entry manifest:media-type="image/png" manifest:full-path="Pictures/100000000000003A00000033F1263955.png"/>
  <manifest:file-entry manifest:media-type="image/png" manifest:full-path="Pictures/10000201000000AD000000A2A5D416CA.png"/>
  <manifest:file-entry manifest:media-type="image/png" manifest:full-path="Pictures/10000201000000AF0000008B00DE3C4B.png"/>
  <manifest:file-entry manifest:media-type="image/png" manifest:full-path="Pictures/100002010000008600000047DBDDB9D2.png"/>
  <manifest:file-entry manifest:media-type="image/png" manifest:full-path="Pictures/100002010000008A00000047721B5CB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draw:marker-start-width="0.518cm" draw:marker-end-width="0.518cm" draw:fill="none" draw:opacity="100%" draw:opacity-name="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Small_20_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start="Short_20_line_20_Arrow" draw:marker-end="Short_20_line_20_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579d1c" draw:textarea-vertical-align="middle"/>
    </style:style>
    <style:style style:name="gr11" style:family="graphic" style:parent-style-name="standard">
      <style:graphic-properties draw:fill="solid" draw:fill-color="#579d1c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076cm"/>
    </style:style>
    <style:style style:name="gr13" style:family="graphic" style:parent-style-name="standard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marker-start="Short_20_line_20_Arrow" draw:marker-end="Short_20_line_20_Arrow" draw:fill="none" draw:textarea-vertical-align="middle"/>
    </style:style>
    <style:style style:name="gr15" style:family="graphic" style:parent-style-name="objectwithoutfill">
      <style:graphic-properties draw:stroke="dash" draw:stroke-dash="Line_20_Style_20_9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5.207cm" svg:height="5.207cm" svg:x="3.816cm" svg:y="7.912cm" draw:kind="arc" draw:start-angle="180.11" draw:end-angle="274.3">
          <text:p/>
        </draw:circle>
        <draw:line draw:style-name="gr2" draw:text-style-name="P1" draw:layer="layout" svg:x1="2.27cm" svg:y1="6.08cm" svg:x2="2.27cm" svg:y2="14.843cm">
          <text:p/>
        </draw:line>
        <draw:line draw:style-name="gr3" draw:text-style-name="P1" draw:layer="layout" svg:x1="2.27cm" svg:y1="10.525cm" svg:x2="6.588cm" svg:y2="10.525cm">
          <text:p/>
        </draw:line>
        <draw:ellipse draw:style-name="gr4" draw:text-style-name="P2" draw:layer="layout" svg:width="0.407cm" svg:height="0.413cm" svg:x="5.378cm" svg:y="12.766cm">
          <text:p text:style-name="P1"><text:span text:style-name="T1">2</text:span></text:p>
        </draw:ellipse>
        <draw:ellipse draw:style-name="gr4" draw:text-style-name="P2" draw:layer="layout" svg:width="0.425cm" svg:height="0.411cm" svg:x="6.219cm" svg:y="12.895cm">
          <text:p text:style-name="P1"><text:span text:style-name="T1">1</text:span></text:p>
        </draw:ellipse>
        <draw:line draw:style-name="gr2" draw:text-style-name="P1" draw:layer="layout" svg:x1="10.705cm" svg:y1="5.902cm" svg:x2="10.705cm" svg:y2="14.665cm">
          <text:p/>
        </draw:line>
        <draw:line draw:style-name="gr5" draw:text-style-name="P1" draw:layer="layout" svg:x1="4.951cm" svg:y1="12.68cm" svg:x2="6.623cm" svg:y2="10.548cm">
          <text:p/>
        </draw:line>
        <draw:line draw:style-name="gr6" draw:text-style-name="P1" draw:layer="layout" svg:x1="4.414cm" svg:y1="12.219cm" svg:x2="6.605cm" svg:y2="10.602cm">
          <text:p/>
        </draw:line>
        <draw:ellipse draw:style-name="gr7" draw:text-style-name="P1" draw:layer="layout" svg:width="3.682cm" svg:height="3.48cm" svg:x="4.801cm" svg:y="9.016cm" draw:kind="arc" draw:start-angle="213.56" draw:end-angle="229.14">
          <text:p/>
        </draw:ellipse>
        <draw:rect draw:style-name="gr7" draw:text-style-name="P1" draw:layer="layout" svg:width="0.549cm" svg:height="0.549cm" svg:x="4.932cm" svg:y="8.126cm">
          <text:p/>
        </draw:rect>
        <draw:line draw:style-name="gr5" draw:text-style-name="P1" draw:layer="layout" svg:x1="6.58cm" svg:y1="10.555cm" svg:x2="5.221cm" svg:y2="8.39cm">
          <text:p/>
        </draw:line>
        <draw:line draw:style-name="gr8" draw:text-style-name="P1" draw:layer="layout" svg:x1="2.392cm" svg:y1="13.809cm" svg:x2="10.612cm" svg:y2="13.809cm">
          <text:p/>
        </draw:line>
        <draw:line draw:style-name="gr8" draw:text-style-name="P1" draw:layer="layout" svg:x1="2.335cm" svg:y1="7.808cm" svg:x2="6.622cm" svg:y2="7.808cm">
          <text:p/>
        </draw:line>
        <draw:line draw:style-name="gr6" draw:text-style-name="P1" draw:layer="layout" svg:x1="6.594cm" svg:y1="10.227cm" svg:x2="6.594cm" svg:y2="7.128cm">
          <text:p/>
        </draw:line>
        <draw:frame draw:style-name="gr9" draw:text-style-name="P1" draw:layer="layout" svg:width="0.244cm" svg:height="0.268cm" svg:x="5.64cm" svg:y="11.913cm">
          <draw:image xlink:href="Pictures/100000000000002300000026A920CC4A.png" xlink:type="simple" xlink:show="embed" xlink:actuate="onLoad">
            <text:p/>
          </draw:image>
          <svg:title>TexMaths</svg:title>
          <svg:desc>22§display§r§png§600§FALSE§</svg:desc>
        </draw:frame>
        <draw:frame draw:style-name="gr9" draw:text-style-name="P1" draw:layer="layout" svg:width="0.405cm" svg:height="0.36cm" svg:x="5.511cm" svg:y="9.536cm">
          <draw:image xlink:href="Pictures/100000000000003A00000033F1263955.png" xlink:type="simple" xlink:show="embed" xlink:actuate="onLoad">
            <text:p/>
          </draw:image>
          <svg:title>TexMaths</svg:title>
          <svg:desc>22§display§r_t§png§600§FALSE§</svg:desc>
        </draw:frame>
        <draw:frame draw:style-name="gr9" draw:text-style-name="P1" draw:layer="layout" svg:width="0.244cm" svg:height="0.424cm" svg:x="4.964cm" svg:y="11.9cm">
          <draw:image xlink:href="Pictures/10000201000000230000003C3B5962AB.png" xlink:type="simple" xlink:show="embed" xlink:actuate="onLoad">
            <text:p/>
          </draw:image>
          <svg:title>TexMaths</svg:title>
          <svg:desc>22§display§\theta§png§600§TRUE§</svg:desc>
        </draw:frame>
        <draw:frame draw:style-name="gr9" draw:text-style-name="P1" draw:layer="layout" svg:width="0.964cm" svg:height="0.503cm" svg:x="3.68cm" svg:y="7.109cm">
          <draw:image xlink:href="Pictures/100002010000008A00000047721B5CBB.png" xlink:type="simple" xlink:show="embed" xlink:actuate="onLoad">
            <text:p/>
          </draw:image>
          <svg:title>TexMaths</svg:title>
          <svg:desc>22§display§L_{wd}§png§600§TRUE§</svg:desc>
        </draw:frame>
        <draw:frame draw:style-name="gr9" draw:text-style-name="P1" draw:layer="layout" svg:width="0.936cm" svg:height="0.501cm" svg:x="8.754cm" svg:y="13.133cm">
          <draw:image xlink:href="Pictures/100002010000008600000047DBDDB9D2.png" xlink:type="simple" xlink:show="embed" xlink:actuate="onLoad">
            <text:p/>
          </draw:image>
          <svg:title>TexMaths</svg:title>
          <svg:desc>22§display§L_{wr}§png§600§TRUE§</svg:desc>
        </draw:frame>
        <draw:ellipse draw:style-name="gr10" draw:text-style-name="P2" draw:layer="layout" svg:width="0.425cm" svg:height="0.413cm" svg:x="2.561cm" svg:y="11.178cm">
          <text:p text:style-name="P1"><text:span text:style-name="T1">6</text:span></text:p>
        </draw:ellipse>
        <draw:ellipse draw:style-name="gr10" draw:text-style-name="P2" draw:layer="layout" svg:width="0.422cm" svg:height="0.413cm" svg:x="4.396cm" svg:y="11.193cm">
          <text:p text:style-name="P1"><text:span text:style-name="T1">4</text:span></text:p>
        </draw:ellipse>
        <draw:ellipse draw:style-name="gr10" draw:text-style-name="P2" draw:layer="layout" svg:width="0.425cm" svg:height="0.413cm" svg:x="6.227cm" svg:y="11.163cm">
          <text:p text:style-name="P1"><text:span text:style-name="T1">2</text:span></text:p>
        </draw:ellipse>
        <draw:ellipse draw:style-name="gr10" draw:text-style-name="P2" draw:layer="layout" svg:width="0.425cm" svg:height="0.414cm" svg:x="2.515cm" svg:y="13.288cm">
          <text:p text:style-name="P1"><text:span text:style-name="T1">5</text:span></text:p>
        </draw:ellipse>
        <draw:ellipse draw:style-name="gr10" draw:text-style-name="P2" draw:layer="layout" svg:width="0.425cm" svg:height="0.406cm" svg:x="6.25cm" svg:y="13.329cm">
          <text:p text:style-name="P1"><text:span text:style-name="T1">1</text:span></text:p>
        </draw:ellipse>
        <draw:ellipse draw:style-name="gr10" draw:text-style-name="P2" draw:layer="layout" svg:width="0.422cm" svg:height="0.413cm" svg:x="4.404cm" svg:y="13.32cm">
          <text:p text:style-name="P1"><text:span text:style-name="T1">3</text:span></text:p>
        </draw:ellipse>
        <draw:circle draw:style-name="gr7" draw:text-style-name="P1" draw:layer="layout" svg:width="0.272cm" svg:height="0.272cm" svg:x="7.474cm" svg:y="14.097cm">
          <text:p/>
        </draw:circle>
        <draw:circle draw:style-name="gr11" draw:text-style-name="P1" draw:layer="layout" svg:width="0.272cm" svg:height="0.272cm" svg:x="7.474cm" svg:y="14.537cm">
          <text:p/>
        </draw:circle>
        <draw:frame draw:style-name="gr12" draw:text-style-name="P3" draw:layer="layout" svg:width="2.576cm" svg:height="1.029cm" svg:x="7.597cm" svg:y="13.96cm">
          <draw:text-box>
            <text:p><text:span text:style-name="T2">Experiment 1</text:span></text:p>
            <text:p><text:span text:style-name="T2">Experiment 2</text:span></text:p>
          </draw:text-box>
        </draw:frame>
        <draw:rect draw:style-name="gr13" draw:text-style-name="P1" draw:layer="layout" svg:width="2.849cm" svg:height="1.034cm" svg:x="7.303cm" svg:y="13.919cm">
          <text:p/>
        </draw:rect>
        <draw:ellipse draw:style-name="gr4" draw:text-style-name="P2" draw:layer="layout" svg:width="0.422cm" svg:height="0.413cm" svg:x="4.729cm" svg:y="12.478cm">
          <text:p text:style-name="P1"><text:span text:style-name="T1">3</text:span></text:p>
        </draw:ellipse>
        <draw:ellipse draw:style-name="gr4" draw:text-style-name="P2" draw:layer="layout" svg:width="0.422cm" svg:height="0.412cm" svg:x="4.209cm" svg:y="12cm">
          <text:p text:style-name="P1"><text:span text:style-name="T1">4</text:span></text:p>
        </draw:ellipse>
        <draw:frame draw:style-name="gr9" draw:text-style-name="P1" draw:layer="layout" svg:width="0.508cm" svg:height="0.508cm" svg:x="3.396cm" svg:y="12.963cm">
          <draw:image xlink:href="Pictures/10000201000000AF0000008B00DE3C4B.png" xlink:type="simple" xlink:show="embed" xlink:actuate="onLoad">
            <text:p/>
          </draw:image>
          <svg:title>TexMaths</svg:title>
          <svg:desc>22§display§L_x§png§1200§TRUE§</svg:desc>
        </draw:frame>
        <draw:line draw:style-name="gr8" draw:text-style-name="P1" draw:layer="layout" svg:x1="2.937cm" svg:y1="13.509cm" svg:x2="4.419cm" svg:y2="13.509cm">
          <text:p/>
        </draw:line>
        <draw:line draw:style-name="gr14" draw:text-style-name="P1" draw:layer="layout" svg:x1="2.746cm" svg:y1="11.602cm" svg:x2="2.746cm" svg:y2="13.302cm">
          <text:p/>
        </draw:line>
        <draw:frame draw:style-name="gr9" draw:text-style-name="P1" draw:layer="layout" svg:width="0.457cm" svg:height="0.508cm" svg:x="2.857cm" svg:y="12.337cm">
          <draw:image xlink:href="Pictures/10000201000000AD000000A2A5D416CA.png" xlink:type="simple" xlink:show="embed" xlink:actuate="onLoad">
            <text:p/>
          </draw:image>
          <svg:title>TexMaths</svg:title>
          <svg:desc>22§inline§L_y§png§1200§TRUE§</svg:desc>
        </draw:frame>
        <draw:line draw:style-name="gr8" draw:text-style-name="P1" draw:layer="layout" svg:x1="4.8cm" svg:y1="13.509cm" svg:x2="6.282cm" svg:y2="13.509cm">
          <text:p/>
        </draw:line>
        <draw:circle draw:style-name="gr1" draw:text-style-name="P1" draw:layer="layout" svg:width="5.207cm" svg:height="5.207cm" svg:x="14.717cm" svg:y="7.86cm" draw:kind="arc" draw:start-angle="180.11" draw:end-angle="274.3">
          <text:p/>
        </draw:circle>
        <draw:line draw:style-name="gr2" draw:text-style-name="P1" draw:layer="layout" svg:x1="13.171cm" svg:y1="6.028cm" svg:x2="13.171cm" svg:y2="14.791cm">
          <text:p/>
        </draw:line>
        <draw:line draw:style-name="gr3" draw:text-style-name="P1" draw:layer="layout" svg:x1="13.171cm" svg:y1="10.473cm" svg:x2="17.489cm" svg:y2="10.473cm">
          <text:p/>
        </draw:line>
        <draw:ellipse draw:style-name="gr4" draw:text-style-name="P2" draw:layer="layout" svg:width="0.407cm" svg:height="0.413cm" svg:x="16.354cm" svg:y="12.759cm">
          <text:p text:style-name="P1"><text:span text:style-name="T1">2</text:span></text:p>
        </draw:ellipse>
        <draw:line draw:style-name="gr2" draw:text-style-name="P1" draw:layer="layout" svg:x1="21.606cm" svg:y1="5.85cm" svg:x2="21.606cm" svg:y2="14.613cm">
          <text:p/>
        </draw:line>
        <draw:line draw:style-name="gr5" draw:text-style-name="P1" draw:layer="layout" svg:x1="15.852cm" svg:y1="12.628cm" svg:x2="17.524cm" svg:y2="10.496cm">
          <text:p/>
        </draw:line>
        <draw:line draw:style-name="gr6" draw:text-style-name="P1" draw:layer="layout" svg:x1="15.315cm" svg:y1="12.167cm" svg:x2="17.506cm" svg:y2="10.55cm">
          <text:p/>
        </draw:line>
        <draw:ellipse draw:style-name="gr7" draw:text-style-name="P1" draw:layer="layout" svg:width="3.682cm" svg:height="3.48cm" svg:x="15.702cm" svg:y="8.964cm" draw:kind="arc" draw:start-angle="213.56" draw:end-angle="229.14">
          <text:p/>
        </draw:ellipse>
        <draw:rect draw:style-name="gr7" draw:text-style-name="P1" draw:layer="layout" svg:width="0.549cm" svg:height="0.549cm" svg:x="15.833cm" svg:y="8.074cm">
          <text:p/>
        </draw:rect>
        <draw:line draw:style-name="gr5" draw:text-style-name="P1" draw:layer="layout" svg:x1="17.481cm" svg:y1="10.503cm" svg:x2="16.122cm" svg:y2="8.338cm">
          <text:p/>
        </draw:line>
        <draw:line draw:style-name="gr8" draw:text-style-name="P1" draw:layer="layout" svg:x1="13.293cm" svg:y1="13.757cm" svg:x2="21.513cm" svg:y2="13.757cm">
          <text:p/>
        </draw:line>
        <draw:line draw:style-name="gr8" draw:text-style-name="P1" draw:layer="layout" svg:x1="13.236cm" svg:y1="7.756cm" svg:x2="17.523cm" svg:y2="7.756cm">
          <text:p/>
        </draw:line>
        <draw:line draw:style-name="gr6" draw:text-style-name="P1" draw:layer="layout" svg:x1="17.495cm" svg:y1="10.175cm" svg:x2="17.495cm" svg:y2="7.076cm">
          <text:p/>
        </draw:line>
        <draw:frame draw:style-name="gr9" draw:text-style-name="P1" draw:layer="layout" svg:width="0.244cm" svg:height="0.268cm" svg:x="16.541cm" svg:y="11.861cm">
          <draw:image xlink:href="Pictures/100000000000002300000026A920CC4A.png" xlink:type="simple" xlink:show="embed" xlink:actuate="onLoad">
            <text:p/>
          </draw:image>
          <svg:title>TexMaths</svg:title>
          <svg:desc>22§display§r§png§600§FALSE§</svg:desc>
        </draw:frame>
        <draw:frame draw:style-name="gr9" draw:text-style-name="P1" draw:layer="layout" svg:width="0.405cm" svg:height="0.36cm" svg:x="16.412cm" svg:y="9.484cm">
          <draw:image xlink:href="Pictures/100000000000003A00000033F1263955.png" xlink:type="simple" xlink:show="embed" xlink:actuate="onLoad">
            <text:p/>
          </draw:image>
          <svg:title>TexMaths</svg:title>
          <svg:desc>22§display§r_t§png§600§FALSE§</svg:desc>
        </draw:frame>
        <draw:frame draw:style-name="gr9" draw:text-style-name="P1" draw:layer="layout" svg:width="0.244cm" svg:height="0.424cm" svg:x="15.865cm" svg:y="11.848cm">
          <draw:image xlink:href="Pictures/10000201000000230000003C3B5962AB.png" xlink:type="simple" xlink:show="embed" xlink:actuate="onLoad">
            <text:p/>
          </draw:image>
          <svg:title>TexMaths</svg:title>
          <svg:desc>22§display§\theta§png§600§TRUE§</svg:desc>
        </draw:frame>
        <draw:frame draw:style-name="gr9" draw:text-style-name="P1" draw:layer="layout" svg:width="0.964cm" svg:height="0.503cm" svg:x="14.581cm" svg:y="7.057cm">
          <draw:image xlink:href="Pictures/100002010000008A00000047721B5CBB.png" xlink:type="simple" xlink:show="embed" xlink:actuate="onLoad">
            <text:p/>
          </draw:image>
          <svg:title>TexMaths</svg:title>
          <svg:desc>22§display§L_{wd}§png§600§TRUE§</svg:desc>
        </draw:frame>
        <draw:frame draw:style-name="gr9" draw:text-style-name="P1" draw:layer="layout" svg:width="0.936cm" svg:height="0.501cm" svg:x="19.655cm" svg:y="13.081cm">
          <draw:image xlink:href="Pictures/100002010000008600000047DBDDB9D2.png" xlink:type="simple" xlink:show="embed" xlink:actuate="onLoad">
            <text:p/>
          </draw:image>
          <svg:title>TexMaths</svg:title>
          <svg:desc>22§display§L_{wr}§png§600§TRUE§</svg:desc>
        </draw:frame>
        <draw:ellipse draw:style-name="gr4" draw:text-style-name="P2" draw:layer="layout" svg:width="0.422cm" svg:height="0.413cm" svg:x="15.63cm" svg:y="12.426cm">
          <text:p text:style-name="P1"><text:span text:style-name="T1">3</text:span></text:p>
        </draw:ellipse>
        <draw:ellipse draw:style-name="gr4" draw:text-style-name="P2" draw:layer="layout" svg:width="0.422cm" svg:height="0.412cm" svg:x="15.11cm" svg:y="11.948cm">
          <text:p text:style-name="P1"><text:span text:style-name="T1">4</text:span></text:p>
        </draw:ellipse>
        <draw:line draw:style-name="gr15" draw:text-style-name="P1" draw:layer="layout" svg:x1="17.472cm" svg:y1="10.495cm" svg:x2="17.472cm" svg:y2="13.039cm">
          <text:p/>
        </draw:line>
        <draw:ellipse draw:style-name="gr4" draw:text-style-name="P2" draw:layer="layout" svg:width="0.425cm" svg:height="0.411cm" svg:x="17.235cm" svg:y="12.888cm">
          <text:p text:style-name="P1"><text:span text:style-name="T1">1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17T14:22:53.42</meta:creation-date>
    <dc:date>2015-07-20T21:22:54.96</dc:date>
    <meta:editing-duration>PT3H37M30S</meta:editing-duration>
    <meta:editing-cycles>6</meta:editing-cycles>
    <meta:generator>OpenOffice/4.1.1$Win32 OpenOffice.org_project/411m6$Build-9775</meta:generator>
    <meta:document-statistic meta:object-count="58"/>
  </office:meta>
</office:document-meta>
</file>